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2"/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  <table:table-cell table:style-name="ce1" office:value-type="string" calcext:value-type="string">
            <text:p>Erro Mass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,4</text:p>
          </table:table-cell>
          <table:table-cell table:formula="of:=(1.359+0.2049)/2" office:value-type="float" office:value="0.78195" calcext:value-type="float">
            <text:p>0,78195</text:p>
          </table:table-cell>
          <table:table-cell table:formula="of:=[Calib.$G$11]*[.B5]+[Calib.$G$12]" office:value-type="float" office:value="0.8609832" calcext:value-type="float">
            <text:p>0,86098</text:p>
          </table:table-cell>
          <table:table-cell table:formula="of:=SQRT([Calib.$G$11]^2*[.C5]^2+[.B5]^2*[Calib.$H$11]^2+[Calib.$H$12]^2)" office:value-type="float" office:value="0.00348896843643784" calcext:value-type="float">
            <text:p>0,00349</text:p>
          </table:table-cell>
          <table:table-cell office:value-type="float" office:value="18.9351" calcext:value-type="float">
            <text:p>18,94</text:p>
          </table:table-cell>
          <table:table-cell office:value-type="float" office:value="0.0881714" calcext:value-type="float">
            <text:p>0,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,5</text:p>
          </table:table-cell>
          <table:table-cell table:formula="of:=(0.2288+0.1264)/2" office:value-type="float" office:value="0.1776" calcext:value-type="float">
            <text:p>0,1776</text:p>
          </table:table-cell>
          <table:table-cell table:formula="of:=[Calib.$G$11]*[.B6]+[Calib.$G$12]" office:value-type="float" office:value="1.009932" calcext:value-type="float">
            <text:p>1,00993</text:p>
          </table:table-cell>
          <table:table-cell table:formula="of:=SQRT([Calib.$G$11]^2*[.C6]^2+[.B6]^2*[Calib.$H$11]^2+[Calib.$H$12]^2)" office:value-type="float" office:value="0.00314880660437529" calcext:value-type="float">
            <text:p>0,00315</text:p>
          </table:table-cell>
          <table:table-cell office:value-type="float" office:value="23.2278" calcext:value-type="float">
            <text:p>23,23</text:p>
          </table:table-cell>
          <table:table-cell office:value-type="float" office:value="0.10372" calcext:value-type="float">
            <text:p>0,10</text:p>
          </table:table-cell>
          <table:table-cell office:value-type="string" calcext:value-type="string">
            <text:p>Na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,95</text:p>
          </table:table-cell>
          <table:table-cell table:formula="of:=(0.012+0.0245)/2" office:value-type="float" office:value="0.01825" calcext:value-type="float">
            <text:p>0,01825</text:p>
          </table:table-cell>
          <table:table-cell table:formula="of:=[Calib.$G$11]*[.B7]+[Calib.$G$12]" office:value-type="float" office:value="1.2237456" calcext:value-type="float">
            <text:p>1,22375</text:p>
          </table:table-cell>
          <table:table-cell table:formula="of:=SQRT([Calib.$G$11]^2*[.C7]^2+[.B7]^2*[Calib.$H$11]^2+[Calib.$H$12]^2)" office:value-type="float" office:value="0.0033328834371915" calcext:value-type="float">
            <text:p>0,00333</text:p>
          </table:table-cell>
          <table:table-cell office:value-type="float" office:value="32.1303" calcext:value-type="float">
            <text:p>32,13</text:p>
          </table:table-cell>
          <table:table-cell office:value-type="float" office:value="0.175714" calcext:value-type="float">
            <text:p>0,1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,1</text:p>
          </table:table-cell>
          <table:table-cell table:formula="of:=(0.03348+0.03756)/2" office:value-type="float" office:value="0.03552" calcext:value-type="float">
            <text:p>0,03552</text:p>
          </table:table-cell>
          <table:table-cell table:formula="of:=[Calib.$G$11]*[.B8]+[Calib.$G$12]" office:value-type="float" office:value="1.7503288" calcext:value-type="float">
            <text:p>1,75033</text:p>
          </table:table-cell>
          <table:table-cell table:formula="of:=SQRT([Calib.$G$11]^2*[.C8]^2+[.B8]^2*[Calib.$H$11]^2+[Calib.$H$12]^2)" office:value-type="float" office:value="0.00395724141534683" calcext:value-type="float">
            <text:p>0,00396</text:p>
          </table:table-cell>
          <table:table-cell office:value-type="float" office:value="117.083" calcext:value-type="float">
            <text:p>117,08</text:p>
          </table:table-cell>
          <table:table-cell office:value-type="float" office:value="1.96867" calcext:value-type="float">
            <text:p>1,97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-00-0000</text:date>, <text:time style:data-style-name="N2" text:time-value="23:02:13.694456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7T23:19:26.691854759</dc:date>
    <meta:editing-duration>PT4H53M54S</meta:editing-duration>
    <meta:editing-cycles>25</meta:editing-cycles>
    <meta:generator>LibreOffice/4.2.8.2$Linux_X86_64 LibreOffice_project/420m0$Build-2</meta:generator>
    <meta:document-statistic meta:table-count="2" meta:cell-count="125" meta:object-count="0"/>
  </office:meta>
</office:document-meta>
</file>